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46957139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4223182328115"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997020117"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4222278713425" text:continue-list="list144223182328115"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997020117"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44222954445888" text:continue-list="list144222278713425"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44223634171840"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44223506504935"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0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14T14:42:21.507206100</dc:date>
    <meta:editing-duration>P14DT8H36M41S</meta:editing-duration>
    <meta:editing-cycles>633</meta:editing-cycles>
    <meta:generator>LibreOffice/25.2.4.3$Windows_X86_64 LibreOffice_project/33e196637044ead23f5c3226cde09b47731f7e27</meta:generator>
    <meta:document-statistic meta:table-count="5" meta:image-count="7" meta:object-count="0" meta:page-count="100" meta:paragraph-count="1498" meta:word-count="34249" meta:character-count="215224" meta:non-whitespace-character-count="17943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